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24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ff0000"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2.54cm" svg:x="3.159cm" svg:y="3.159cm">
          <text:p text:style-name="P1">domai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61cm" svg:height="2.54cm" svg:x="3.159cm" svg:y="6.334cm">
          <text:p text:style-name="P1">website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59cm" svg:height="1.119cm" svg:x="1cm" svg:y="1.435cm">
          <draw:text-box>
            <text:p text:style-name="P2"><text:span text:style-name="T1">Canonicalization</text:span></text:p>
          </draw:text-box>
        </draw:frame>
        <draw:custom-shape draw:style-name="gr1" draw:text-style-name="P1" draw:layer="layout" svg:width="5.461cm" svg:height="2.54cm" svg:x="3.032cm" svg:y="13.617cm">
          <text:p text:style-name="P1">conte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1.836cm" svg:x2="20.59cm" svg:y2="11.836cm">
          <text:p/>
        </draw:line>
        <draw:line draw:style-name="gr3" draw:text-style-name="P1" draw:layer="layout" svg:x1="1cm" svg:y1="1.254cm" svg:x2="20.59cm" svg:y2="1.254cm">
          <text:p/>
        </draw:line>
        <draw:frame draw:style-name="gr4" draw:layer="layout" svg:width="9.906cm" svg:height="1.774cm" svg:x="10.144cm" svg:y="3.544cm">
          <draw:text-box>
            <text:p>generate domain_key</text:p>
          </draw:text-box>
        </draw:frame>
        <draw:frame draw:style-name="gr4" draw:layer="layout" svg:width="9.906cm" svg:height="1.774cm" svg:x="10.144cm" svg:y="6.588cm">
          <draw:text-box>
            <text:p>generate websites_key</text:p>
          </draw:text-box>
        </draw:frame>
        <draw:frame draw:style-name="gr4" draw:layer="layout" svg:width="9.906cm" svg:height="3.095cm" svg:x="10.144cm" svg:y="14.002cm">
          <draw:text-box>
            <text:p>generate output (current version)</text:p>
            <text:p/>
            <text:p>generate data_key<text:line-break/>(i.e. site_key + branch.revision)</text:p>
          </draw:text-box>
        </draw:frame>
        <draw:frame draw:style-name="gr4" draw:layer="layout" svg:width="9.906cm" svg:height="1.774cm" svg:x="10.144cm" svg:y="9.386cm">
          <draw:text-box>
            <text:p>generate site_key</text:p>
            <text:p>(this is the row key in content)</text:p>
          </draw:text-box>
        </draw:frame>
        <draw:frame draw:style-name="gr2" draw:text-style-name="P2" draw:layer="layout" svg:width="19.59cm" svg:height="1.119cm" svg:x="1cm" svg:y="11.936cm">
          <draw:text-box>
            <text:p text:style-name="P2"><text:span text:style-name="T1">Content</text:span></text:p>
          </draw:text-box>
        </draw:frame>
        <draw:custom-shape draw:style-name="gr1" draw:text-style-name="P1" draw:layer="layout" svg:width="5.461cm" svg:height="2.54cm" svg:x="3.033cm" svg:y="17.117cm">
          <text:p text:style-name="P1">data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064cm" svg:height="1.139cm" svg:x="6.142cm" svg:y="17.129cm">
          <draw:text-box>
            <text:p text:style-name="P3"><text:span text:style-name="T2">New table</text:span></text:p>
          </draw:text-box>
        </draw:frame>
        <draw:frame draw:style-name="gr4" draw:layer="layout" svg:width="10.446cm" svg:height="1.774cm" svg:x="10.144cm" svg:y="17.302cm">
          <draw:text-box>
            <text:p>generate output (proposed version)</text:p>
          </draw:text-box>
        </draw:frame>
        <draw:line draw:style-name="gr3" draw:text-style-name="P1" draw:layer="layout" svg:x1="1cm" svg:y1="20.236cm" svg:x2="20.59cm" svg:y2="20.236cm">
          <text:p/>
        </draw:line>
        <draw:frame draw:style-name="gr2" draw:text-style-name="P2" draw:layer="layout" svg:width="19.59cm" svg:height="1.119cm" svg:x="1cm" svg:y="20.437cm">
          <draw:text-box>
            <text:p text:style-name="P2"><text:span text:style-name="T1">Keys</text:span></text:p>
          </draw:text-box>
        </draw:frame>
        <draw:frame draw:style-name="gr6" draw:layer="layout" svg:width="17.018cm" svg:height="5.228cm" svg:x="1.508cm" svg:y="21.574cm">
          <draw:text-box>
            <text:p>For example, the key in content could be:<text:line-break/>http://www.example.com/pricavy </text:p>
            <text:p/>
            <text:p>Then the key in the data table would add the branch and revision information and become:<text:line-break/>http://www.example.com/privacy#&lt;branch&gt;<text:line-break/>http://www.example.com/privacy#&lt;branch&gt;.&lt;revision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4-01-14T17:42:16</meta:creation-date>
    <dc:date>2014-01-14T18:11:49</dc:date>
    <dc:creator>Alexis Wilke</dc:creator>
    <meta:editing-duration>PT18M23S</meta:editing-duration>
    <meta:editing-cycles>2</meta:editing-cycles>
    <meta:generator>LibreOffice/4.0.2.2$Linux_X86_64 LibreOffice_project/400m0$Build-2</meta:generator>
    <meta:document-statistic meta:object-count="17"/>
  </office:meta>
</office:document-meta>
</file>